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542" style:parent-style-name="LO-Normal" style:family="paragraph">
      <style:paragraph-properties fo:margin-bottom="0in" fo:margin-right="-1.1812in"/>
    </style:style>
    <style:style style:name="T543" style:parent-style-name="Fonteparág.padrão" style:family="text"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AK206153257BR</text:p>
        </text:list-item>
        <text:list-item>
          <text:p text:style-name="P305">AK204858024BR</text:p>
        </text:list-item>
        <text:list-item>
          <text:p text:style-name="P306">AK206148141BR</text:p>
        </text:list-item>
        <text:list-item>
          <text:p text:style-name="P307">AA172298961BR</text:p>
        </text:list-item>
        <text:list-item>
          <text:p text:style-name="P308">AK206557472BR</text:p>
        </text:list-item>
        <text:list-item>
          <text:p text:style-name="P309">AK206398864BR</text:p>
        </text:list-item>
        <text:list-item>
          <text:p text:style-name="P310">AK205674866BR</text:p>
        </text:list-item>
        <text:list-item>
          <text:p text:style-name="P311">AK205662148BR</text:p>
        </text:list-item>
        <text:list-item>
          <text:p text:style-name="P312">AA172539132BR</text:p>
        </text:list-item>
        <text:list-item>
          <text:p text:style-name="P313">AK206630637BR</text:p>
        </text:list-item>
        <text:list-item>
          <text:p text:style-name="P314">AK206332324BR</text:p>
        </text:list-item>
        <text:list-item>
          <text:p text:style-name="P315">AK206346460BR</text:p>
        </text:list-item>
        <text:list-item>
          <text:p text:style-name="P316">AK205052889BR</text:p>
        </text:list-item>
        <text:list-item>
          <text:p text:style-name="P317">AA171548265BR</text:p>
        </text:list-item>
        <text:list-item>
          <text:p text:style-name="P318">AK206722069BR</text:p>
        </text:list-item>
        <text:list-item>
          <text:p text:style-name="P319">AK206332491BR</text:p>
        </text:list-item>
        <text:list-item>
          <text:p text:style-name="P320">AK206304181BR</text:p>
        </text:list-item>
        <text:list-item>
          <text:p text:style-name="P321">AA172411895BR</text:p>
        </text:list-item>
        <text:list-item>
          <text:p text:style-name="P322">AK205991458BR</text:p>
        </text:list-item>
        <text:list-item>
          <text:p text:style-name="P323">AK205752311BR</text:p>
        </text:list-item>
        <text:list-item>
          <text:p text:style-name="P324">AK206828498BR</text:p>
        </text:list-item>
        <text:list-item>
          <text:p text:style-name="P325">AK206801521BR</text:p>
        </text:list-item>
        <text:list-item>
          <text:p text:style-name="P326">AA172497035BR</text:p>
        </text:list-item>
        <text:list-item>
          <text:p text:style-name="P327">AK205683960BR</text:p>
        </text:list-item>
        <text:list-item>
          <text:p text:style-name="P328">AK205952763BR</text:p>
        </text:list-item>
        <text:list-item>
          <text:p text:style-name="P329">AA172650618BR</text:p>
        </text:list-item>
        <text:list-item>
          <text:p text:style-name="P330">AA172511580BR</text:p>
        </text:list-item>
        <text:list-item>
          <text:p text:style-name="P331">AK206768975BR</text:p>
        </text:list-item>
        <text:list-item>
          <text:p text:style-name="P332">AK205278539BR</text:p>
        </text:list-item>
        <text:list-item>
          <text:p text:style-name="P333">AK206267339BR</text:p>
        </text:list-item>
        <text:list-item>
          <text:p text:style-name="P334">AA172285129BR</text:p>
        </text:list-item>
        <text:list-item>
          <text:p text:style-name="P335">AK205637130BR</text:p>
        </text:list-item>
        <text:list-item>
          <text:p text:style-name="P336">AK206249193BR</text:p>
        </text:list-item>
        <text:list-item>
          <text:p text:style-name="P337">AA171821687BR</text:p>
        </text:list-item>
        <text:list-item>
          <text:p text:style-name="P338">AA171332560BR</text:p>
        </text:list-item>
        <text:list-item>
          <text:p text:style-name="P339">AK205017961BR</text:p>
        </text:list-item>
        <text:list-item>
          <text:p text:style-name="P340">AK205519654BR</text:p>
        </text:list-item>
        <text:list-item>
          <text:p text:style-name="P341">AA171614968BR</text:p>
        </text:list-item>
        <text:list-item>
          <text:p text:style-name="P342">AA171547818BR</text:p>
        </text:list-item>
        <text:list-item>
          <text:p text:style-name="P343">AK205184346BR</text:p>
        </text:list-item>
        <text:list-item>
          <text:p text:style-name="P344">AA172226148BR</text:p>
        </text:list-item>
        <text:list-item>
          <text:p text:style-name="P345">AK205674296BR</text:p>
        </text:list-item>
        <text:list-item>
          <text:p text:style-name="P346">AK206332987BR</text:p>
        </text:list-item>
        <text:list-item>
          <text:p text:style-name="P347">AK205616205BR</text:p>
        </text:list-item>
        <text:list-item>
          <text:p text:style-name="P348">AK205723195BR</text:p>
        </text:list-item>
        <text:list-item>
          <text:p text:style-name="P349">AK206035357BR</text:p>
        </text:list-item>
        <text:list-item>
          <text:p text:style-name="P350">AK206153036BR</text:p>
        </text:list-item>
        <text:list-item>
          <text:p text:style-name="P351">AK206348307BR</text:p>
        </text:list-item>
        <text:list-item>
          <text:p text:style-name="P352">AK206369797BR</text:p>
        </text:list-item>
        <text:list-item>
          <text:p text:style-name="P353">AK206267360BR</text:p>
        </text:list-item>
        <text:list-item>
          <text:p text:style-name="P354">AA172485765BR</text:p>
        </text:list-item>
        <text:list-item>
          <text:p text:style-name="P355">AA172749431BR</text:p>
        </text:list-item>
        <text:list-item>
          <text:p text:style-name="P356">AK206454186BR</text:p>
        </text:list-item>
        <text:list-item>
          <text:p text:style-name="P357">AA172493696BR</text:p>
        </text:list-item>
        <text:list-item>
          <text:p text:style-name="P358">AK206539394BR</text:p>
        </text:list-item>
        <text:list-item>
          <text:p text:style-name="P359">AK205558264BR</text:p>
        </text:list-item>
        <text:list-item>
          <text:p text:style-name="P360">AA171734824BR</text:p>
        </text:list-item>
        <text:list-item>
          <text:p text:style-name="P361">AA172304494BR</text:p>
        </text:list-item>
        <text:list-item>
          <text:p text:style-name="P362">AA172189811BR</text:p>
        </text:list-item>
        <text:list-item>
          <text:p text:style-name="P363">AA172282555BR</text:p>
        </text:list-item>
        <text:list-item>
          <text:p text:style-name="P364">AA171971426BR</text:p>
        </text:list-item>
        <text:list-item>
          <text:p text:style-name="P365">AK205347795BR</text:p>
        </text:list-item>
        <text:list-item>
          <text:p text:style-name="P366">AK206490753BR</text:p>
        </text:list-item>
        <text:list-item>
          <text:p text:style-name="P367">AA172450126BR</text:p>
        </text:list-item>
        <text:list-item>
          <text:p text:style-name="P368">AK206547767BR</text:p>
        </text:list-item>
        <text:list-item>
          <text:p text:style-name="P369">AK206567850BR</text:p>
        </text:list-item>
        <text:list-item>
          <text:p text:style-name="P370">AK206474203BR</text:p>
        </text:list-item>
        <text:list-item>
          <text:p text:style-name="P371">AK206488922BR</text:p>
        </text:list-item>
        <text:list-item>
          <text:p text:style-name="P372">AK206576729BR</text:p>
        </text:list-item>
        <text:list-item>
          <text:p text:style-name="P373">AK206423334BR</text:p>
        </text:list-item>
        <text:list-item>
          <text:p text:style-name="P374">AK206468790BR</text:p>
        </text:list-item>
        <text:list-item>
          <text:p text:style-name="P375">AA172243543BR</text:p>
        </text:list-item>
        <text:list-item>
          <text:p text:style-name="P376">AK206205189BR</text:p>
        </text:list-item>
        <text:list-item>
          <text:p text:style-name="P377">AK205978108BR</text:p>
        </text:list-item>
        <text:list-item>
          <text:p text:style-name="P378">AK206983625BR</text:p>
        </text:list-item>
        <text:list-item>
          <text:p text:style-name="P379">AK206294215BR</text:p>
        </text:list-item>
        <text:list-item>
          <text:p text:style-name="P380">AA171967126BR</text:p>
        </text:list-item>
        <text:list-item>
          <text:p text:style-name="P381">AK206815619BR</text:p>
        </text:list-item>
        <text:list-item>
          <text:p text:style-name="P382">AK206386044BR</text:p>
        </text:list-item>
        <text:list-item>
          <text:p text:style-name="P383">AK206676656BR</text:p>
        </text:list-item>
        <text:list-item>
          <text:p text:style-name="P384">AK206660568BR</text:p>
        </text:list-item>
        <text:list-item>
          <text:p text:style-name="P385">AA172434596BR</text:p>
        </text:list-item>
        <text:list-item>
          <text:p text:style-name="P386">AK206217584BR</text:p>
        </text:list-item>
        <text:list-item>
          <text:p text:style-name="P387">AA172653336BR</text:p>
        </text:list-item>
        <text:list-item>
          <text:p text:style-name="P388">AK205740494BR</text:p>
        </text:list-item>
        <text:list-item>
          <text:p text:style-name="P389">AA172442337BR</text:p>
        </text:list-item>
        <text:list-item>
          <text:p text:style-name="P390">AK205718624BR</text:p>
        </text:list-item>
        <text:list-item>
          <text:p text:style-name="P391">AA172136354BR</text:p>
        </text:list-item>
        <text:list-item>
          <text:p text:style-name="P392">AK206806634BR</text:p>
        </text:list-item>
        <text:list-item>
          <text:p text:style-name="P393">AA172630043BR</text:p>
        </text:list-item>
        <text:list-item>
          <text:p text:style-name="P394">AK206986074BR</text:p>
        </text:list-item>
        <text:list-item>
          <text:p text:style-name="P395">AA171818127BR</text:p>
        </text:list-item>
        <text:list-item>
          <text:p text:style-name="P396">AK205011266BR</text:p>
        </text:list-item>
        <text:list-item>
          <text:p text:style-name="P397">AA171371563BR</text:p>
        </text:list-item>
        <text:list-item>
          <text:p text:style-name="P398">AA172581722BR</text:p>
        </text:list-item>
        <text:list-item>
          <text:p text:style-name="P399">AK205804169BR</text:p>
        </text:list-item>
        <text:list-item>
          <text:p text:style-name="P400">AA171382243BR</text:p>
        </text:list-item>
        <text:list-item>
          <text:p text:style-name="P401">AK206809573BR</text:p>
        </text:list-item>
        <text:list-item>
          <text:p text:style-name="P402">AK206250130BR</text:p>
        </text:list-item>
        <text:list-item>
          <text:p text:style-name="P403">AA171059917BR</text:p>
        </text:list-item>
        <text:list-item>
          <text:p text:style-name="P404">AK206003751BR</text:p>
        </text:list-item>
        <text:list-item>
          <text:p text:style-name="P405">AK205592288BR</text:p>
        </text:list-item>
        <text:list-item>
          <text:p text:style-name="P406">AA172089019BR</text:p>
        </text:list-item>
        <text:list-item>
          <text:p text:style-name="P407">AK204793875BR</text:p>
        </text:list-item>
        <text:list-item>
          <text:p text:style-name="P408">AA172687799BR</text:p>
        </text:list-item>
        <text:list-item>
          <text:p text:style-name="P409">AK206097095BR</text:p>
        </text:list-item>
        <text:list-item>
          <text:p text:style-name="P410">AA171875376BR</text:p>
        </text:list-item>
        <text:list-item>
          <text:p text:style-name="P411">AK206148075BR</text:p>
        </text:list-item>
        <text:list-item>
          <text:p text:style-name="P412">AA171459755BR</text:p>
        </text:list-item>
        <text:list-item>
          <text:p text:style-name="P413">AK206014555BR</text:p>
        </text:list-item>
        <text:list-item>
          <text:p text:style-name="P414">AK206734742BR</text:p>
        </text:list-item>
        <text:list-item>
          <text:p text:style-name="P415">AK206224007BR</text:p>
        </text:list-item>
        <text:list-item>
          <text:p text:style-name="P416">AK206772459BR</text:p>
        </text:list-item>
        <text:list-item>
          <text:p text:style-name="P417">AA171331621BR</text:p>
        </text:list-item>
        <text:list-item>
          <text:p text:style-name="P418">AK206428053BR</text:p>
        </text:list-item>
        <text:list-item>
          <text:p text:style-name="P419">AK206299742BR</text:p>
        </text:list-item>
        <text:list-item>
          <text:p text:style-name="P420">AA172639229BR</text:p>
        </text:list-item>
        <text:list-item>
          <text:p text:style-name="P421">AK206691517BR</text:p>
        </text:list-item>
        <text:list-item>
          <text:p text:style-name="P422">AA172310469BR</text:p>
        </text:list-item>
        <text:list-item>
          <text:p text:style-name="P423">AA172357611BR</text:p>
        </text:list-item>
        <text:list-item>
          <text:p text:style-name="P424">AA166552418BR</text:p>
        </text:list-item>
        <text:list-item>
          <text:p text:style-name="P425">AK204658907BR</text:p>
        </text:list-item>
        <text:list-item>
          <text:p text:style-name="P426">AA171103315BR</text:p>
        </text:list-item>
        <text:list-item>
          <text:p text:style-name="P427">AK205010212BR</text:p>
        </text:list-item>
        <text:list-item>
          <text:p text:style-name="P428">AK204996272BR</text:p>
        </text:list-item>
        <text:list-item>
          <text:p text:style-name="P429">AK205990656BR</text:p>
        </text:list-item>
        <text:list-item>
          <text:p text:style-name="P430">AA172644192BR</text:p>
        </text:list-item>
        <text:list-item>
          <text:p text:style-name="P431">AA171829062BR</text:p>
        </text:list-item>
        <text:list-item>
          <text:p text:style-name="P432">AK206677033BR</text:p>
        </text:list-item>
        <text:list-item>
          <text:p text:style-name="P433">AK205838803BR</text:p>
        </text:list-item>
        <text:list-item>
          <text:p text:style-name="P434">AK205555197BR</text:p>
        </text:list-item>
        <text:list-item>
          <text:p text:style-name="P435">AA172741305BR</text:p>
        </text:list-item>
        <text:list-item>
          <text:p text:style-name="P436">AA171541143BR</text:p>
        </text:list-item>
        <text:list-item>
          <text:p text:style-name="P437">AK208321823BR</text:p>
        </text:list-item>
        <text:list-item>
          <text:p text:style-name="P438">AK208199645BR</text:p>
        </text:list-item>
        <text:list-item>
          <text:p text:style-name="P439">AA173438400BR</text:p>
        </text:list-item>
        <text:list-item>
          <text:p text:style-name="P440">AK208011781BR</text:p>
        </text:list-item>
        <text:list-item>
          <text:p text:style-name="P441">AA173282438BR</text:p>
        </text:list-item>
        <text:list-item>
          <text:p text:style-name="P442">AA173195800BR</text:p>
        </text:list-item>
        <text:list-item>
          <text:p text:style-name="P443">AA172922656BR</text:p>
        </text:list-item>
        <text:list-item>
          <text:p text:style-name="P444">AK207112982BR</text:p>
        </text:list-item>
        <text:list-item>
          <text:p text:style-name="P445">AK208231779BR</text:p>
        </text:list-item>
        <text:list-item>
          <text:p text:style-name="P446">AK208114225BR</text:p>
        </text:list-item>
        <text:list-item>
          <text:p text:style-name="P447">AA173128867BR</text:p>
        </text:list-item>
        <text:list-item>
          <text:p text:style-name="P448">AK207581376BR</text:p>
        </text:list-item>
        <text:list-item>
          <text:p text:style-name="P449">AK207229650BR</text:p>
        </text:list-item>
        <text:list-item>
          <text:p text:style-name="P450">AA173341119BR</text:p>
        </text:list-item>
        <text:list-item>
          <text:p text:style-name="P451">AK207306855BR</text:p>
        </text:list-item>
        <text:list-item>
          <text:p text:style-name="P452">AA173582772BR</text:p>
        </text:list-item>
        <text:list-item>
          <text:p text:style-name="P453">AK208121985BR</text:p>
        </text:list-item>
        <text:list-item>
          <text:p text:style-name="P454">AK207336659BR</text:p>
        </text:list-item>
        <text:list-item>
          <text:p text:style-name="P455">AK206115355BR</text:p>
        </text:list-item>
        <text:list-item>
          <text:p text:style-name="P456">AK206993296BR</text:p>
        </text:list-item>
        <text:list-item>
          <text:p text:style-name="P457">AA172254254BR</text:p>
        </text:list-item>
        <text:list-item>
          <text:p text:style-name="P458">AK204979075BR</text:p>
        </text:list-item>
        <text:list-item>
          <text:p text:style-name="P459">AA172359325BR</text:p>
        </text:list-item>
        <text:list-item>
          <text:p text:style-name="P460">AA173829290BR</text:p>
        </text:list-item>
        <text:list-item>
          <text:p text:style-name="P461">AK206199832BR</text:p>
        </text:list-item>
        <text:list-item>
          <text:p text:style-name="P462">AA172207532BR</text:p>
        </text:list-item>
        <text:list-item>
          <text:p text:style-name="P463">AK206700806BR</text:p>
        </text:list-item>
        <text:list-item>
          <text:p text:style-name="P464">AK206878477BR</text:p>
        </text:list-item>
        <text:list-item>
          <text:p text:style-name="P465">AA172577025BR</text:p>
        </text:list-item>
        <text:list-item>
          <text:p text:style-name="P466">AA173379485BR</text:p>
        </text:list-item>
        <text:list-item>
          <text:p text:style-name="P467">AK207968117BR</text:p>
        </text:list-item>
        <text:list-item>
          <text:p text:style-name="P468">AA173067425BR</text:p>
        </text:list-item>
        <text:list-item>
          <text:p text:style-name="P469">AK207711181BR</text:p>
        </text:list-item>
        <text:list-item>
          <text:p text:style-name="P470">AK207689965BR</text:p>
        </text:list-item>
        <text:list-item>
          <text:p text:style-name="P471">AA173787705BR</text:p>
        </text:list-item>
        <text:list-item>
          <text:p text:style-name="P472">AK208251504BR</text:p>
        </text:list-item>
        <text:list-item>
          <text:p text:style-name="P473">AK207491295BR</text:p>
        </text:list-item>
        <text:list-item>
          <text:p text:style-name="P474">AK207582513BR</text:p>
        </text:list-item>
        <text:list-item>
          <text:p text:style-name="P475">AK208296390BR</text:p>
        </text:list-item>
        <text:list-item>
          <text:p text:style-name="P476">AK206103065BR</text:p>
        </text:list-item>
        <text:list-item>
          <text:p text:style-name="P477">AK207581447BR</text:p>
        </text:list-item>
        <text:list-item>
          <text:p text:style-name="P478">AK207633060BR</text:p>
        </text:list-item>
        <text:list-item>
          <text:p text:style-name="P479">AK206380979BR</text:p>
        </text:list-item>
        <text:list-item>
          <text:p text:style-name="P480">AK206594585BR</text:p>
        </text:list-item>
        <text:list-item>
          <text:p text:style-name="P481">AA172245062BR</text:p>
        </text:list-item>
        <text:list-item>
          <text:p text:style-name="P482">AA173138422BR</text:p>
        </text:list-item>
        <text:list-item>
          <text:p text:style-name="P483">AK206652297BR</text:p>
        </text:list-item>
        <text:list-item>
          <text:p text:style-name="P484">AK205909181BR</text:p>
        </text:list-item>
        <text:list-item>
          <text:p text:style-name="P485">AK206187043BR</text:p>
        </text:list-item>
        <text:list-item>
          <text:p text:style-name="P486">AK208361442BR</text:p>
        </text:list-item>
        <text:list-item>
          <text:p text:style-name="P487">AA173745039BR</text:p>
        </text:list-item>
        <text:list-item>
          <text:p text:style-name="P488">AA173013113BR</text:p>
        </text:list-item>
        <text:list-item>
          <text:p text:style-name="P489">AA173570346BR</text:p>
        </text:list-item>
        <text:list-item>
          <text:p text:style-name="P490">AK207980594BR</text:p>
        </text:list-item>
        <text:list-item>
          <text:p text:style-name="P491">AA173791679BR</text:p>
        </text:list-item>
        <text:list-item>
          <text:p text:style-name="P492">AA173262521BR</text:p>
        </text:list-item>
        <text:list-item>
          <text:p text:style-name="P493">AK207154320BR</text:p>
        </text:list-item>
        <text:list-item>
          <text:p text:style-name="P494">AK206590062BR</text:p>
        </text:list-item>
        <text:list-item>
          <text:p text:style-name="P495">AA172383639BR</text:p>
        </text:list-item>
        <text:list-item>
          <text:p text:style-name="P496">AK208150823BR</text:p>
        </text:list-item>
        <text:list-item>
          <text:p text:style-name="P497">AA173595440BR</text:p>
        </text:list-item>
        <text:list-item>
          <text:p text:style-name="P498">AK208015253BR</text:p>
        </text:list-item>
        <text:list-item>
          <text:p text:style-name="P499">AK206501195BR</text:p>
        </text:list-item>
        <text:list-item>
          <text:p text:style-name="P500">AK206370061BR</text:p>
        </text:list-item>
        <text:list-item>
          <text:p text:style-name="P501">AK206591187BR</text:p>
        </text:list-item>
        <text:list-item>
          <text:p text:style-name="P502">AK206519465BR</text:p>
        </text:list-item>
        <text:list-item>
          <text:p text:style-name="P503">AK206423419BR</text:p>
        </text:list-item>
        <text:list-item>
          <text:p text:style-name="P504">AK207987425BR</text:p>
        </text:list-item>
        <text:list-item>
          <text:p text:style-name="P505">AK207987385BR</text:p>
        </text:list-item>
        <text:list-item>
          <text:p text:style-name="P506">AA173818663BR</text:p>
        </text:list-item>
        <text:list-item>
          <text:p text:style-name="P507">AK206353338BR</text:p>
        </text:list-item>
        <text:list-item>
          <text:p text:style-name="P508">AA172463204BR</text:p>
        </text:list-item>
        <text:list-item>
          <text:p text:style-name="P509">AA172603003BR</text:p>
        </text:list-item>
        <text:list-item>
          <text:p text:style-name="P510">AK206700664BR</text:p>
        </text:list-item>
        <text:list-item>
          <text:p text:style-name="P511">AK206599659BR</text:p>
        </text:list-item>
        <text:list-item>
          <text:p text:style-name="P512">AK206485563BR</text:p>
        </text:list-item>
        <text:list-item>
          <text:p text:style-name="P513">AK206563708BR</text:p>
        </text:list-item>
        <text:list-item>
          <text:p text:style-name="P514">AK206699586BR</text:p>
        </text:list-item>
        <text:list-item>
          <text:p text:style-name="P515">AA172455154BR</text:p>
        </text:list-item>
        <text:list-item>
          <text:p text:style-name="P516">AK206925870BR</text:p>
        </text:list-item>
        <text:list-item>
          <text:p text:style-name="P517">AK206468993BR</text:p>
        </text:list-item>
        <text:list-item>
          <text:p text:style-name="P518">AK206499823BR</text:p>
        </text:list-item>
        <text:list-item>
          <text:p text:style-name="P519">AA171310357BR</text:p>
        </text:list-item>
        <text:list-item>
          <text:p text:style-name="P520">AA172569151BR</text:p>
        </text:list-item>
        <text:list-item>
          <text:p text:style-name="P521">AK204739248BR</text:p>
        </text:list-item>
        <text:list-item>
          <text:p text:style-name="P522">AK205159050BR</text:p>
        </text:list-item>
        <text:list-item>
          <text:p text:style-name="P523">AK206469455BR</text:p>
        </text:list-item>
        <text:list-item>
          <text:p text:style-name="P524">AA172566359BR</text:p>
        </text:list-item>
        <text:list-item>
          <text:p text:style-name="P525">AK206732772BR</text:p>
        </text:list-item>
        <text:list-item>
          <text:p text:style-name="P526">AK206313245BR</text:p>
        </text:list-item>
        <text:list-item>
          <text:p text:style-name="P527">AK206136333BR</text:p>
        </text:list-item>
        <text:list-item>
          <text:p text:style-name="P528">AA172203487BR</text:p>
        </text:list-item>
        <text:list-item>
          <text:p text:style-name="P529">AK205822454BR</text:p>
        </text:list-item>
        <text:list-item>
          <text:p text:style-name="P530">AK205946357BR</text:p>
        </text:list-item>
        <text:list-item>
          <text:p text:style-name="P531">AA172047190BR</text:p>
        </text:list-item>
        <text:list-item>
          <text:p text:style-name="P532">AA171845269BR</text:p>
        </text:list-item>
        <text:list-item>
          <text:p text:style-name="P533">AK205420433BR</text:p>
        </text:list-item>
        <text:list-item>
          <text:p text:style-name="P534">AK204802970BR</text:p>
        </text:list-item>
        <text:list-item>
          <text:p text:style-name="P535">AK204739061BR</text:p>
        </text:list-item>
        <text:list-item>
          <text:p text:style-name="P536">AK206944202BR</text:p>
        </text:list-item>
        <text:list-item>
          <text:p text:style-name="P537">AA172574868BR</text:p>
        </text:list-item>
        <text:list-item>
          <text:p text:style-name="P538">AK206905552BR</text:p>
        </text:list-item>
        <text:list-item>
          <text:p text:style-name="P539">AA172662783BR</text:p>
        </text:list-item>
        <text:list-item>
          <text:p text:style-name="P540">AA172666635BR</text:p>
        </text:list-item>
        <text:list-item>
          <text:p text:style-name="P541">AA172329085BR</text:p>
        </text:list-item>
        <text:list-item>
          <text:p text:style-name="P542"><text:span text:style-name="T543">AA172319281B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0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59264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11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l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33<text:s/>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0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208in" svg:y2="-0.04514in" draw:z-index="251664384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11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l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11T19:59:00Z</meta:creation-date>
    <dc:date>2024-07-11T19:5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522" meta:character-count="3340" meta:row-count="23" meta:non-whitespace-character-count="2824"/>
  </office:meta>
</office:document-meta>
</file>